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109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8.539cm"/>
    </style:style>
    <style:style style:name="co5" style:family="table-column">
      <style:table-column-properties fo:break-before="auto" style:column-width="5.584cm"/>
    </style:style>
    <style:style style:name="co6" style:family="table-column">
      <style:table-column-properties fo:break-before="auto" style:column-width="7.086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2.517cm"/>
    </style:style>
    <style:style style:name="co9" style:family="table-column">
      <style:table-column-properties fo:break-before="auto" style:column-width="2.471cm"/>
    </style:style>
    <style:style style:name="co10" style:family="table-column">
      <style:table-column-properties fo:break-before="auto" style:column-width="2.789cm"/>
    </style:style>
    <style:style style:name="co11" style:family="table-column">
      <style:table-column-properties fo:break-before="auto" style:column-width="3.226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3.3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Janeiro.A2"/>
      <style:map style:condition="cell-content()=&quot;Queijo&quot;" style:apply-style-name="Sem_20_nome2" style:base-cell-address="Janeiro.A2"/>
      <style:map style:condition="cell-content()=&quot;Suínos&quot;" style:apply-style-name="Sem_20_nome3" style:base-cell-address="Janeiro.A2"/>
      <style:map style:condition="cell-content()=&quot;Doce de Leite&quot;" style:apply-style-name="Sem_20_nome4" style:base-cell-address="Janeiro.A2"/>
      <style:map style:condition="cell-content()=&quot;Ovos&quot;" style:apply-style-name="Sem_20_nome5" style:base-cell-address="Janeiro.A2"/>
      <style:map style:condition="cell-content()=&quot;Hortaliças&quot;" style:apply-style-name="Sem_20_nome6" style:base-cell-address="Janeiro.A2"/>
    </style:style>
    <style:style style:name="ce3" style:family="table-cell" style:parent-style-name="Default" style:data-style-name="N3"/>
    <style:style style:name="ce5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Fevereiro.A2"/>
      <style:map style:condition="cell-content()=&quot;Queijo&quot;" style:apply-style-name="Sem_20_nome2" style:base-cell-address="Fevereiro.A2"/>
      <style:map style:condition="cell-content()=&quot;Suínos&quot;" style:apply-style-name="Sem_20_nome3" style:base-cell-address="Fevereiro.A2"/>
      <style:map style:condition="cell-content()=&quot;Doce de Leite&quot;" style:apply-style-name="Sem_20_nome4" style:base-cell-address="Fevereiro.A2"/>
      <style:map style:condition="cell-content()=&quot;Ovos&quot;" style:apply-style-name="Sem_20_nome5" style:base-cell-address="Fevereiro.A2"/>
      <style:map style:condition="cell-content()=&quot;Hortaliças&quot;" style:apply-style-name="Sem_20_nome6" style:base-cell-address="Fevereiro.A2"/>
    </style:style>
    <style:style style:name="ce6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Março.A2"/>
      <style:map style:condition="cell-content()=&quot;Queijo&quot;" style:apply-style-name="Sem_20_nome2" style:base-cell-address="Março.A2"/>
      <style:map style:condition="cell-content()=&quot;Suínos&quot;" style:apply-style-name="Sem_20_nome3" style:base-cell-address="Março.A2"/>
      <style:map style:condition="cell-content()=&quot;Doce de Leite&quot;" style:apply-style-name="Sem_20_nome4" style:base-cell-address="Março.A2"/>
      <style:map style:condition="cell-content()=&quot;Ovos&quot;" style:apply-style-name="Sem_20_nome5" style:base-cell-address="Março.A2"/>
      <style:map style:condition="cell-content()=&quot;Hortaliças&quot;" style:apply-style-name="Sem_20_nome6" style:base-cell-address="Março.A2"/>
    </style:style>
    <style:style style:name="ce8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Abril.A2"/>
      <style:map style:condition="cell-content()=&quot;Queijo&quot;" style:apply-style-name="Sem_20_nome2" style:base-cell-address="Abril.A2"/>
      <style:map style:condition="cell-content()=&quot;Suínos&quot;" style:apply-style-name="Sem_20_nome3" style:base-cell-address="Abril.A2"/>
      <style:map style:condition="cell-content()=&quot;Doce de Leite&quot;" style:apply-style-name="Sem_20_nome4" style:base-cell-address="Abril.A2"/>
      <style:map style:condition="cell-content()=&quot;Ovos&quot;" style:apply-style-name="Sem_20_nome5" style:base-cell-address="Abril.A2"/>
      <style:map style:condition="cell-content()=&quot;Hortaliças&quot;" style:apply-style-name="Sem_20_nome6" style:base-cell-address="Abril.A2"/>
    </style:style>
    <style:style style:name="ce7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Maio.A1"/>
      <style:map style:condition="cell-content()=&quot;Queijo&quot;" style:apply-style-name="Sem_20_nome2" style:base-cell-address="Maio.A1"/>
      <style:map style:condition="cell-content()=&quot;Suínos&quot;" style:apply-style-name="Sem_20_nome3" style:base-cell-address="Maio.A1"/>
      <style:map style:condition="cell-content()=&quot;Doce de Leite&quot;" style:apply-style-name="Sem_20_nome4" style:base-cell-address="Maio.A1"/>
      <style:map style:condition="cell-content()=&quot;Ovos&quot;" style:apply-style-name="Sem_20_nome5" style:base-cell-address="Maio.A1"/>
      <style:map style:condition="cell-content()=&quot;Hortaliças&quot;" style:apply-style-name="Sem_20_nome6" style:base-cell-address="Maio.A1"/>
    </style:style>
    <style:style style:name="ce12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Junho.A2"/>
      <style:map style:condition="cell-content()=&quot;Queijo&quot;" style:apply-style-name="Sem_20_nome2" style:base-cell-address="Junho.A2"/>
      <style:map style:condition="cell-content()=&quot;Suínos&quot;" style:apply-style-name="Sem_20_nome3" style:base-cell-address="Junho.A2"/>
      <style:map style:condition="cell-content()=&quot;Doce de Leite&quot;" style:apply-style-name="Sem_20_nome4" style:base-cell-address="Junho.A2"/>
      <style:map style:condition="cell-content()=&quot;Ovos&quot;" style:apply-style-name="Sem_20_nome5" style:base-cell-address="Junho.A2"/>
      <style:map style:condition="cell-content()=&quot;Hortaliças&quot;" style:apply-style-name="Sem_20_nome6" style:base-cell-address="Junho.A2"/>
    </style:style>
    <style:style style:name="ce10" style:family="table-cell" style:parent-style-name="Default" style:data-style-name="N157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Julho.A2"/>
      <style:map style:condition="cell-content()=&quot;Queijo&quot;" style:apply-style-name="Sem_20_nome2" style:base-cell-address="Julho.A2"/>
      <style:map style:condition="cell-content()=&quot;Suínos&quot;" style:apply-style-name="Sem_20_nome3" style:base-cell-address="Julho.A2"/>
      <style:map style:condition="cell-content()=&quot;Doce de Leite&quot;" style:apply-style-name="Sem_20_nome4" style:base-cell-address="Julho.A2"/>
      <style:map style:condition="cell-content()=&quot;Ovos&quot;" style:apply-style-name="Sem_20_nome5" style:base-cell-address="Julho.A2"/>
      <style:map style:condition="cell-content()=&quot;Hortaliças&quot;" style:apply-style-name="Sem_20_nome6" style:base-cell-address="Julho.A2"/>
    </style:style>
    <style:style style:name="ce15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Agosto.A2"/>
      <style:map style:condition="cell-content()=&quot;Queijo&quot;" style:apply-style-name="Sem_20_nome2" style:base-cell-address="Agosto.A2"/>
      <style:map style:condition="cell-content()=&quot;Suínos&quot;" style:apply-style-name="Sem_20_nome3" style:base-cell-address="Agosto.A2"/>
      <style:map style:condition="cell-content()=&quot;Doce de Leite&quot;" style:apply-style-name="Sem_20_nome4" style:base-cell-address="Agosto.A2"/>
      <style:map style:condition="cell-content()=&quot;Ovos&quot;" style:apply-style-name="Sem_20_nome5" style:base-cell-address="Agosto.A2"/>
      <style:map style:condition="cell-content()=&quot;Hortaliças&quot;" style:apply-style-name="Sem_20_nome6" style:base-cell-address="Agosto.A2"/>
    </style:style>
    <style:style style:name="ce16" style:family="table-cell" style:parent-style-name="Default">
      <style:text-properties fo:font-size="12pt" style:font-size-asian="12pt" style:font-size-complex="12pt"/>
      <style:map style:condition="cell-content()=&quot;Leite&quot;" style:apply-style-name="Sem_20_nome1" style:base-cell-address="Setembro.A2"/>
      <style:map style:condition="cell-content()=&quot;Queijo&quot;" style:apply-style-name="Sem_20_nome2" style:base-cell-address="Setembro.A2"/>
      <style:map style:condition="cell-content()=&quot;Suínos&quot;" style:apply-style-name="Sem_20_nome3" style:base-cell-address="Setembro.A2"/>
      <style:map style:condition="cell-content()=&quot;Doce de Leite&quot;" style:apply-style-name="Sem_20_nome4" style:base-cell-address="Setembro.A2"/>
      <style:map style:condition="cell-content()=&quot;Ovos&quot;" style:apply-style-name="Sem_20_nome5" style:base-cell-address="Setembro.A2"/>
      <style:map style:condition="cell-content()=&quot;Hortaliças&quot;" style:apply-style-name="Sem_20_nome6" style:base-cell-address="Setembro.A2"/>
    </style:style>
  </office:automatic-styles>
  <office:body>
    <office:spreadsheet>
      <table:calculation-settings table:automatic-find-labels="false" table:use-regular-expressions="false" table:use-wildcards="true"/>
      <table:table table:name="Janeiro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4" table:default-cell-style-name="Default"/>
        <table:table-row table:style-name="ro1">
          <table:table-cell table:style-name="Default" table:number-columns-repeated="4"/>
          <table:table-cell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3" table:formula="of:=SUMIF([.B:.B]; [.F2]; [.A:.A])" office:value-type="float" office:value="16" calcext:value-type="float">
            <text:p>16</text:p>
          </table:table-cell>
          <table:table-cell table:formula="of:=SUMIF([.B:.B]; [.F2]; [.C:.C])" office:value-type="float" office:value="295" calcext:value-type="float">
            <text:p>29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3" table:formula="of:=SUMIF([.B:.B]; [.F3]; [.A:.A])" office:value-type="float" office:value="966" calcext:value-type="float">
            <text:p>966</text:p>
          </table:table-cell>
          <table:table-cell table:formula="of:=SUMIF([.B:.B]; [.F3]; [.C:.C])" office:value-type="float" office:value="3418" calcext:value-type="float">
            <text:p>3418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eite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3" table:formula="of:=SUMIF([.B:.B]; [.F4]; [.A:.A])" office:value-type="float" office:value="5" calcext:value-type="float">
            <text:p>5</text:p>
          </table:table-cell>
          <table:table-cell table:formula="of:=SUMIF([.B:.B]; [.F4]; [.C:.C])" office:value-type="float" office:value="75" calcext:value-type="float">
            <text:p>7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3" table:formula="of:=SUMIF([.B:.B]; [.F5]; [.A:.A])" office:value-type="float" office:value="0" calcext:value-type="float">
            <text:p>0</text:p>
          </table:table-cell>
          <table:table-cell table:formula="of:=SUMIF([.B:.B]; [.F5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eite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3" table:formula="of:=SUMIF([.B:.B]; [.F6]; [.A:.A])" office:value-type="float" office:value="1" calcext:value-type="float">
            <text:p>1</text:p>
          </table:table-cell>
          <table:table-cell table:formula="of:=SUMIF([.B:.B]; [.F6]; [.C:.C])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Leite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string" calcext:value-type="string">
            <text:p>Leite</text:p>
          </table:table-cell>
          <table:table-cell office:value-type="float" office:value="668" calcext:value-type="float">
            <text:p>668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eite</text:p>
          </table:table-cell>
          <table:table-cell office:value-type="float" office:value="145" calcext:value-type="float">
            <text:p>145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Leite</text:p>
          </table:table-cell>
          <table:table-cell office:value-type="float" office:value="147" calcext:value-type="float">
            <text:p>147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string" calcext:value-type="string">
            <text:p>Leite</text:p>
          </table:table-cell>
          <table:table-cell office:value-type="float" office:value="411" calcext:value-type="float">
            <text:p>411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Leite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eite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3">
          <table:table-cell office:value-type="float" office:value="104" calcext:value-type="float">
            <text:p>104</text:p>
          </table:table-cell>
          <table:table-cell office:value-type="string" calcext:value-type="string">
            <text:p>Leite</text:p>
          </table:table-cell>
          <table:table-cell office:value-type="float" office:value="437" calcext:value-type="float">
            <text:p>437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45" calcext:value-type="float">
            <text:p>4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Leite</text:p>
          </table:table-cell>
          <table:table-cell office:value-type="float" office:value="154" calcext:value-type="float">
            <text:p>154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eite</text:p>
          </table:table-cell>
          <table:table-cell office:value-type="float" office:value="152" calcext:value-type="float">
            <text:p>152</text:p>
          </table:table-cell>
          <table:table-cell table:number-columns-repeated="5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string" calcext:value-type="string">
            <text:p>Leite</text:p>
          </table:table-cell>
          <table:table-cell office:value-type="float" office:value="372" calcext:value-type="float">
            <text:p>372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table:style-name="Default" table:number-columns-repeated="4"/>
          <table:table-cell/>
          <table:table-cell table:style-name="ce1"/>
          <table:table-cell table:number-columns-repeated="2"/>
        </table:table-row>
        <calcext:conditional-formats>
          <calcext:conditional-format calcext:target-range-address="Janeiro.F35:Janeiro.F35 Janeiro.A2:Janeiro.D34">
            <calcext:condition calcext:apply-style-name="Sem nome1" calcext:value="=&quot;Leite&quot;" calcext:base-cell-address="Janeiro.A2"/>
            <calcext:condition calcext:apply-style-name="Sem nome2" calcext:value="=&quot;Queijo&quot;" calcext:base-cell-address="Janeiro.A2"/>
            <calcext:condition calcext:apply-style-name="Sem nome3" calcext:value="=&quot;Suínos&quot;" calcext:base-cell-address="Janeiro.A2"/>
            <calcext:condition calcext:apply-style-name="Sem nome4" calcext:value="=&quot;Doce de Leite&quot;" calcext:base-cell-address="Janeiro.A2"/>
            <calcext:condition calcext:apply-style-name="Sem nome5" calcext:value="=&quot;Ovos&quot;" calcext:base-cell-address="Janeiro.A2"/>
            <calcext:condition calcext:apply-style-name="Sem nome6" calcext:value="=&quot;Hortaliças&quot;" calcext:base-cell-address="Janeiro.A2"/>
          </calcext:conditional-format>
        </calcext:conditional-formats>
      </table:table>
      <table:table table:name="Fevereiro" table:style-name="ta1">
        <office:forms form:automatic-focus="false" form:apply-design-mode="false"/>
        <table:table-column table:style-name="co1" table:default-cell-style-name="ce5"/>
        <table:table-column table:style-name="co3" table:default-cell-style-name="ce5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Leite</text:p>
          </table:table-cell>
          <table:table-cell office:value-type="float" office:value="136.5" calcext:value-type="float">
            <text:p>136,5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3" table:formula="of:=SUMIF([.B:.B]; [.F2]; [.A:.A])" office:value-type="float" office:value="43" calcext:value-type="float">
            <text:p>43</text:p>
          </table:table-cell>
          <table:table-cell table:formula="of:=SUMIF([.B:.B]; [.F2]; [.C:.C])" office:value-type="float" office:value="890" calcext:value-type="float">
            <text:p>89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3" table:formula="of:=SUMIF([.B:.B]; [.F3]; [.A:.A])" office:value-type="float" office:value="742" calcext:value-type="float">
            <text:p>742</text:p>
          </table:table-cell>
          <table:table-cell table:formula="of:=SUMIF([.B:.B]; [.F3]; [.C:.C])" office:value-type="float" office:value="2638.5" calcext:value-type="float">
            <text:p>2638,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3" table:formula="of:=SUMIF([.B:.B]; [.F4]; [.A:.A])" office:value-type="float" office:value="5" calcext:value-type="float">
            <text:p>5</text:p>
          </table:table-cell>
          <table:table-cell table:formula="of:=SUMIF([.B:.B]; [.F4]; [.C:.C])" office:value-type="float" office:value="30" calcext:value-type="float">
            <text:p>30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Leite</text:p>
          </table:table-cell>
          <table:table-cell office:value-type="float" office:value="136.5" calcext:value-type="float">
            <text:p>136,5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3" table:formula="of:=SUMIF([.B:.B]; [.F5]; [.A:.A])" office:value-type="float" office:value="0" calcext:value-type="float">
            <text:p>0</text:p>
          </table:table-cell>
          <table:table-cell table:formula="of:=SUMIF([.B:.B]; [.F5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eite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3" table:formula="of:=SUMIF([.B:.B]; [.F6]; [.A:.A])" office:value-type="float" office:value="0" calcext:value-type="float">
            <text:p>0</text:p>
          </table:table-cell>
          <table:table-cell table:formula="of:=SUMIF([.B:.B]; [.F6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SUMIF([.B:.B]; [.F7]; [.A:.A])" office:value-type="float" office:value="0" calcext:value-type="float">
            <text:p>0</text:p>
          </table:table-cell>
          <table:table-cell table:formula="of:=SUMIF([.B:.B]; [.F7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Leite</text:p>
          </table:table-cell>
          <table:table-cell office:value-type="float" office:value="136.5" calcext:value-type="float">
            <text:p>136,5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eite</text:p>
          </table:table-cell>
          <table:table-cell office:value-type="float" office:value="80.5" calcext:value-type="float">
            <text:p>80,5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eite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eite</text:p>
          </table:table-cell>
          <table:table-cell office:value-type="float" office:value="150.5" calcext:value-type="float">
            <text:p>150,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ortaliça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50" calcext:value-type="float">
            <text:p>5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100" calcext:value-type="float">
            <text:p>10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ortaliças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ce de 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eite</text:p>
          </table:table-cell>
          <table:table-cell office:value-type="float" office:value="150" calcext:value-type="float">
            <text:p>150</text:p>
          </table:table-cell>
          <table:table-cell table:number-columns-repeated="5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string" calcext:value-type="string">
            <text:p>Leite</text:p>
          </table:table-cell>
          <table:table-cell office:value-type="float" office:value="280" calcext:value-type="float">
            <text:p>280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Queijo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Queijo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ite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eite</text:p>
          </table:table-cell>
          <table:table-cell office:value-type="float" office:value="59" calcext:value-type="float">
            <text:p>59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Leite</text:p>
          </table:table-cell>
          <table:table-cell office:value-type="float" office:value="133" calcext:value-type="float">
            <text:p>133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calcext:conditional-formats>
          <calcext:conditional-format calcext:target-range-address="Fevereiro.A2:Fevereiro.C61">
            <calcext:condition calcext:apply-style-name="Sem nome1" calcext:value="=&quot;Leite&quot;" calcext:base-cell-address="Fevereiro.A2"/>
            <calcext:condition calcext:apply-style-name="Sem nome2" calcext:value="=&quot;Queijo&quot;" calcext:base-cell-address="Fevereiro.A2"/>
            <calcext:condition calcext:apply-style-name="Sem nome3" calcext:value="=&quot;Suínos&quot;" calcext:base-cell-address="Fevereiro.A2"/>
            <calcext:condition calcext:apply-style-name="Sem nome4" calcext:value="=&quot;Doce de Leite&quot;" calcext:base-cell-address="Fevereiro.A2"/>
            <calcext:condition calcext:apply-style-name="Sem nome5" calcext:value="=&quot;Ovos&quot;" calcext:base-cell-address="Fevereiro.A2"/>
            <calcext:condition calcext:apply-style-name="Sem nome6" calcext:value="=&quot;Hortaliças&quot;" calcext:base-cell-address="Fevereiro.A2"/>
          </calcext:conditional-format>
        </calcext:conditional-formats>
      </table:table>
      <table:table table:name="Março" table:style-name="ta1">
        <office:forms form:automatic-focus="false" form:apply-design-mode="false"/>
        <table:table-column table:style-name="co1" table:default-cell-style-name="ce6"/>
        <table:table-column table:style-name="co4" table:default-cell-style-name="ce6"/>
        <table:table-column table:style-name="co1" table:number-columns-repeated="3" table:default-cell-style-name="ce6"/>
        <table:table-column table:style-name="co1" table:number-columns-repeated="3" table:default-cell-style-name="Default"/>
        <table:table-row table:style-name="ro1">
          <table:table-cell table:style-name="Default" table:number-columns-repeated="5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3" table:formula="of:=SUMIF([.B:.B]; [.F2]; [.A:.A])" office:value-type="float" office:value="36" calcext:value-type="float">
            <text:p>36</text:p>
          </table:table-cell>
          <table:table-cell table:formula="of:=SUMIF([.B:.B]; [.F2]; [.C:.C])" office:value-type="float" office:value="680" calcext:value-type="float">
            <text:p>68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Leite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3" table:formula="of:=SUMIF([.B:.B]; [.F3]; [.A:.A])" office:value-type="float" office:value="644" calcext:value-type="float">
            <text:p>644</text:p>
          </table:table-cell>
          <table:table-cell table:formula="of:=SUMIF([.B:.B]; [.F3]; [.C:.C])" office:value-type="float" office:value="2350.5" calcext:value-type="float">
            <text:p>2350,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3" table:formula="of:=SUMIF([.B:.B]; [.F4]; [.A:.A])" office:value-type="float" office:value="0" calcext:value-type="float">
            <text:p>0</text:p>
          </table:table-cell>
          <table:table-cell table:formula="of:=SUMIF([.B:.B]; [.F4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3" table:formula="of:=SUMIF([.B:.B]; [.F5]; [.A:.A])" office:value-type="float" office:value="0" calcext:value-type="float">
            <text:p>0</text:p>
          </table:table-cell>
          <table:table-cell table:formula="of:=SUMIF([.B:.B]; [.F5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3" table:formula="of:=SUMIF([.B:.B]; [.F6]; [.A:.A])" office:value-type="float" office:value="2" calcext:value-type="float">
            <text:p>2</text:p>
          </table:table-cell>
          <table:table-cell table:formula="of:=SUMIF([.B:.B]; [.F6]; [.C:.C])" office:value-type="float" office:value="500" calcext:value-type="float">
            <text:p>50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3" table:formula="of:=SUMIF([.B:.B]; [.F7]; [.A:.A])" office:value-type="float" office:value="0" calcext:value-type="float">
            <text:p>0</text:p>
          </table:table-cell>
          <table:table-cell table:formula="of:=SUMIF([.B:.B]; [.F7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3.5" calcext:value-type="float">
            <text:p>23,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Queijo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ite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Queijo</text:p>
          </table:table-cell>
          <table:table-cell office:value-type="float" office:value="240" calcext:value-type="float">
            <text:p>240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eite</text:p>
          </table:table-cell>
          <table:table-cell office:value-type="float" office:value="108.5" calcext:value-type="float">
            <text:p>108,5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eite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.5" calcext:value-type="float">
            <text:p>94,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eite</text:p>
          </table:table-cell>
          <table:table-cell office:value-type="float" office:value="73.5" calcext:value-type="float">
            <text:p>73,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80" calcext:value-type="float">
            <text:p>8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0" calcext:value-type="float">
            <text:p>3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Leite</text:p>
          </table:table-cell>
          <table:table-cell office:value-type="float" office:value="112" calcext:value-type="float">
            <text:p>112</text:p>
          </table:table-cell>
          <table:table-cell table:number-columns-repeated="5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eite</text:p>
          </table:table-cell>
          <table:table-cell office:value-type="float" office:value="148" calcext:value-type="float">
            <text:p>148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.5" calcext:value-type="float">
            <text:p>94,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eite</text:p>
          </table:table-cell>
          <table:table-cell office:value-type="float" office:value="108.5" calcext:value-type="float">
            <text:p>108,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eite</text:p>
          </table:table-cell>
          <table:table-cell office:value-type="float" office:value="88" calcext:value-type="float">
            <text:p>88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Leite</text:p>
          </table:table-cell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eite</text:p>
          </table:table-cell>
          <table:table-cell office:value-type="float" office:value="108" calcext:value-type="float">
            <text:p>108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.5" calcext:value-type="float">
            <text:p>94,5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Queijo</text:p>
          </table:table-cell>
          <table:table-cell office:value-type="float" office:value="160" calcext:value-type="float">
            <text:p>160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Queijo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Março.A47:Março.E48 Março.A46:Março.D46 Março.A2:Março.E45">
            <calcext:condition calcext:apply-style-name="Sem nome1" calcext:value="=&quot;Leite&quot;" calcext:base-cell-address="Março.A2"/>
            <calcext:condition calcext:apply-style-name="Sem nome2" calcext:value="=&quot;Queijo&quot;" calcext:base-cell-address="Março.A2"/>
            <calcext:condition calcext:apply-style-name="Sem nome3" calcext:value="=&quot;Suínos&quot;" calcext:base-cell-address="Março.A2"/>
            <calcext:condition calcext:apply-style-name="Sem nome4" calcext:value="=&quot;Doce de Leite&quot;" calcext:base-cell-address="Março.A2"/>
            <calcext:condition calcext:apply-style-name="Sem nome5" calcext:value="=&quot;Ovos&quot;" calcext:base-cell-address="Março.A2"/>
            <calcext:condition calcext:apply-style-name="Sem nome6" calcext:value="=&quot;Hortaliças&quot;" calcext:base-cell-address="Março.A2"/>
          </calcext:conditional-format>
        </calcext:conditional-formats>
      </table:table>
      <table:table table:name="Abril" table:style-name="ta1">
        <office:forms form:automatic-focus="false" form:apply-design-mode="false"/>
        <table:table-column table:style-name="co1" table:default-cell-style-name="ce8"/>
        <table:table-column table:style-name="co5" table:default-cell-style-name="ce8"/>
        <table:table-column table:style-name="co1" table:number-columns-repeated="3" table:default-cell-style-name="ce8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Default" table:number-columns-repeated="5"/>
          <table:table-cell office:value-type="string" calcext:value-type="string">
            <text:p>Produto</text:p>
          </table:table-cell>
          <table:table-cell table:style-name="Default"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eite</text:p>
          </table:table-cell>
          <table:table-cell office:value-type="float" office:value="101.5" calcext:value-type="float">
            <text:p>101,5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3" table:formula="of:=SUMIF([.B:.B]; [.F2]; [.A:.A])" office:value-type="float" office:value="23" calcext:value-type="float">
            <text:p>23</text:p>
          </table:table-cell>
          <table:table-cell table:formula="of:=SUMIF([.B:.B]; [.F2]; [.C:.C])" office:value-type="float" office:value="460" calcext:value-type="float">
            <text:p>46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ite</text:p>
          </table:table-cell>
          <table:table-cell office:value-type="float" office:value="87.5" calcext:value-type="float">
            <text:p>87,5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style-name="ce3" table:formula="of:=SUMIF([.B:.B]; [.F3]; [.A:.A])" office:value-type="float" office:value="806" calcext:value-type="float">
            <text:p>806</text:p>
          </table:table-cell>
          <table:table-cell table:formula="of:=SUMIF([.B:.B]; [.F3]; [.C:.C])" office:value-type="float" office:value="2884.5" calcext:value-type="float">
            <text:p>2884,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.5" calcext:value-type="float">
            <text:p>94,5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3" table:formula="of:=SUMIF([.B:.B]; [.F4]; [.A:.A])" office:value-type="float" office:value="0" calcext:value-type="float">
            <text:p>0</text:p>
          </table:table-cell>
          <table:table-cell table:formula="of:=SUMIF([.B:.B]; [.F4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3" table:formula="of:=SUMIF([.B:.B]; [.F5]; [.A:.A])" office:value-type="float" office:value="0" calcext:value-type="float">
            <text:p>0</text:p>
          </table:table-cell>
          <table:table-cell table:formula="of:=SUMIF([.B:.B]; [.F5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style-name="ce3" table:formula="of:=SUMIF([.B:.B]; [.F6]; [.A:.A])" office:value-type="float" office:value="5" calcext:value-type="float">
            <text:p>5</text:p>
          </table:table-cell>
          <table:table-cell table:formula="of:=SUMIF([.B:.B]; [.F6]; [.C:.C])" office:value-type="float" office:value="1300" calcext:value-type="float">
            <text:p>130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3" table:formula="of:=SUMIF([.B:.B]; [.F7]; [.A:.A])" office:value-type="float" office:value="0" calcext:value-type="float">
            <text:p>0</text:p>
          </table:table-cell>
          <table:table-cell table:formula="of:=SUMIF([.B:.B]; [.F7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Queijo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eite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ite</text:p>
          </table:table-cell>
          <table:table-cell office:value-type="float" office:value="87.5" calcext:value-type="float">
            <text:p>87,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ite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ite</text:p>
          </table:table-cell>
          <table:table-cell office:value-type="float" office:value="75" calcext:value-type="float">
            <text:p>75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ite</text:p>
          </table:table-cell>
          <table:table-cell office:value-type="float" office:value="78" calcext:value-type="float">
            <text:p>78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ite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eite</text:p>
          </table:table-cell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ite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Queijo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.5" calcext:value-type="float">
            <text:p>94,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eite</text:p>
          </table:table-cell>
          <table:table-cell office:value-type="float" office:value="91" calcext:value-type="float">
            <text:p>91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ite</text:p>
          </table:table-cell>
          <table:table-cell office:value-type="float" office:value="87.5" calcext:value-type="float">
            <text:p>87,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Leite</text:p>
          </table:table-cell>
          <table:table-cell office:value-type="float" office:value="105.5" calcext:value-type="float">
            <text:p>105,5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eite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.5" calcext:value-type="float">
            <text:p>94,5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Leite</text:p>
          </table:table-cell>
          <table:table-cell office:value-type="float" office:value="101.5" calcext:value-type="float">
            <text:p>101,5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ite</text:p>
          </table:table-cell>
          <table:table-cell office:value-type="float" office:value="87.5" calcext:value-type="float">
            <text:p>87,5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" calcext:value-type="float">
            <text:p>94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Leite</text:p>
          </table:table-cell>
          <table:table-cell office:value-type="float" office:value="77" calcext:value-type="float">
            <text:p>77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eite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Leite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uíno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eite</text:p>
          </table:table-cell>
          <table:table-cell office:value-type="float" office:value="66.5" calcext:value-type="float">
            <text:p>66,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Leite</text:p>
          </table:table-cell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Leite</text:p>
          </table:table-cell>
          <table:table-cell office:value-type="float" office:value="94.5" calcext:value-type="float">
            <text:p>94,5</text:p>
          </table:table-cell>
          <table:table-cell table:number-columns-repeated="5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Leite</text:p>
          </table:table-cell>
          <table:table-cell office:value-type="float" office:value="87.5" calcext:value-type="float">
            <text:p>87,5</text:p>
          </table:table-cell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6"/>
          <table:table-cell table:style-name="Default"/>
          <table:table-cell/>
        </table:table-row>
        <calcext:conditional-formats>
          <calcext:conditional-format calcext:target-range-address="Abril.E29:Abril.E55 Abril.A57:Abril.E64 Abril.A2:Abril.E27 Abril.A28:Abril.D56">
            <calcext:condition calcext:apply-style-name="Sem nome1" calcext:value="=&quot;Leite&quot;" calcext:base-cell-address="Abril.A2"/>
            <calcext:condition calcext:apply-style-name="Sem nome2" calcext:value="=&quot;Queijo&quot;" calcext:base-cell-address="Abril.A2"/>
            <calcext:condition calcext:apply-style-name="Sem nome3" calcext:value="=&quot;Suínos&quot;" calcext:base-cell-address="Abril.A2"/>
            <calcext:condition calcext:apply-style-name="Sem nome4" calcext:value="=&quot;Doce de Leite&quot;" calcext:base-cell-address="Abril.A2"/>
            <calcext:condition calcext:apply-style-name="Sem nome5" calcext:value="=&quot;Ovos&quot;" calcext:base-cell-address="Abril.A2"/>
            <calcext:condition calcext:apply-style-name="Sem nome6" calcext:value="=&quot;Hortaliças&quot;" calcext:base-cell-address="Abril.A2"/>
          </calcext:conditional-format>
        </calcext:conditional-formats>
      </table:table>
      <table:table table:name="Maio" table:style-name="ta1">
        <office:forms form:automatic-focus="false" form:apply-design-mode="false"/>
        <table:table-column table:style-name="co1" table:default-cell-style-name="ce11"/>
        <table:table-column table:style-name="co6" table:default-cell-style-name="ce11"/>
        <table:table-column table:style-name="co1" table:default-cell-style-name="ce11"/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2">
          <table:table-cell table:number-columns-repeated="3"/>
          <table:table-cell table:style-name="ce11"/>
          <table:table-cell/>
          <table:table-cell office:value-type="string" calcext:value-type="string">
            <text:p>Produto</text:p>
          </table:table-cell>
          <table:table-cell table:style-name="Default"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Leite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style-name="ce3" table:formula="of:=SUMIF([.B:.B]; [.F2]; [.A:.A])" office:value-type="float" office:value="0" calcext:value-type="float">
            <text:p>0</text:p>
          </table:table-cell>
          <table:table-cell table:formula="of:=SUMIF([.B:.B]; [.F2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uínos</text:p>
          </table:table-cell>
          <table:table-cell office:value-type="float" office:value="900" calcext:value-type="float">
            <text:p>900</text:p>
          </table:table-cell>
          <table:table-cell/>
          <table:table-cell table:style-name="Default"/>
          <table:table-cell office:value-type="string" calcext:value-type="string">
            <text:p>Leite</text:p>
          </table:table-cell>
          <table:table-cell table:style-name="ce3" table:formula="of:=SUMIF([.B:.B]; [.F3]; [.A:.A])" office:value-type="float" office:value="495" calcext:value-type="float">
            <text:p>495</text:p>
          </table:table-cell>
          <table:table-cell table:formula="of:=SUMIF([.B:.B]; [.F3]; [.C:.C])" office:value-type="float" office:value="1816.5" calcext:value-type="float">
            <text:p>1816,5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style-name="ce3" table:formula="of:=SUMIF([.B:.B]; [.F4]; [.A:.A])" office:value-type="float" office:value="0" calcext:value-type="float">
            <text:p>0</text:p>
          </table:table-cell>
          <table:table-cell table:formula="of:=SUMIF([.B:.B]; [.F4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ei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style-name="ce3" table:formula="of:=SUMIF([.B:.B]; [.F5]; [.A:.A])" office:value-type="float" office:value="0" calcext:value-type="float">
            <text:p>0</text:p>
          </table:table-cell>
          <table:table-cell table:formula="of:=SUMIF([.B:.B]; [.F5]; [.C:.C])" office:value-type="float" office:value="0" calcext:value-type="float">
            <text:p>0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Default"/>
          <table:table-cell office:value-type="string" calcext:value-type="string">
            <text:p>Suínos</text:p>
          </table:table-cell>
          <table:table-cell table:style-name="ce3" table:formula="of:=SUMIF([.B:.B]; [.F6]; [.A:.A])" office:value-type="float" office:value="14" calcext:value-type="float">
            <text:p>14</text:p>
          </table:table-cell>
          <table:table-cell table:formula="of:=SUMIF([.B:.B]; [.F6]; [.C:.C])" office:value-type="float" office:value="4100" calcext:value-type="float">
            <text:p>410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3" table:formula="of:=SUMIF([.B:.B]; [.F7]; [.A:.A])" office:value-type="float" office:value="84" calcext:value-type="float">
            <text:p>84</text:p>
          </table:table-cell>
          <table:table-cell table:formula="of:=SUMIF([.B:.B]; [.F7]; [.C:.C])" office:value-type="float" office:value="168" calcext:value-type="float">
            <text:p>168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eite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table:style-name="Default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uínos</text:p>
          </table:table-cell>
          <table:table-cell office:value-type="float" office:value="850" calcext:value-type="float">
            <text:p>85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Leite</text:p>
          </table:table-cell>
          <table:table-cell office:value-type="float" office:value="24.5" calcext:value-type="float">
            <text:p>24,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eite</text:p>
          </table:table-cell>
          <table:table-cell office:value-type="float" office:value="66.5" calcext:value-type="float">
            <text:p>66,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28" calcext:value-type="float">
            <text:p>2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eite</text:p>
          </table:table-cell>
          <table:table-cell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Leite</text:p>
          </table:table-cell>
          <table:table-cell office:value-type="float" office:value="73.5" calcext:value-type="float">
            <text:p>73,5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Leite</text:p>
          </table:table-cell>
          <table:table-cell office:value-type="float" office:value="63" calcext:value-type="float">
            <text:p>63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ite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Leite</text:p>
          </table:table-cell>
          <table:table-cell office:value-type="float" office:value="59.5" calcext:value-type="float">
            <text:p>59,5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Leite</text:p>
          </table:table-cell>
          <table:table-cell office:value-type="float" office:value="70" calcext:value-type="float">
            <text:p>70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64" calcext:value-type="float">
            <text:p>64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uínos</text:p>
          </table:table-cell>
          <table:table-cell office:value-type="float" office:value="600" calcext:value-type="float">
            <text:p>6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eite</text:p>
          </table:table-cell>
          <table:table-cell office:value-type="float" office:value="66.5" calcext:value-type="float">
            <text:p>66,5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eite</text:p>
          </table:table-cell>
          <table:table-cell office:value-type="float" office:value="52.5" calcext:value-type="float">
            <text:p>52,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ite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eite</text:p>
          </table:table-cell>
          <table:table-cell office:value-type="float" office:value="49" calcext:value-type="float">
            <text:p>49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eit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Leite</text:p>
          </table:table-cell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Leite</text:p>
          </table:table-cell>
          <table:table-cell office:value-type="float" office:value="52.5" calcext:value-type="float">
            <text:p>52,5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eite</text:p>
          </table:table-cell>
          <table:table-cell office:value-type="float" office:value="38.5" calcext:value-type="float">
            <text:p>38,5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.5" calcext:value-type="float">
            <text:p>35,5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ite</text:p>
          </table:table-cell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uínos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number-columns-repeated="3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42" calcext:value-type="float">
            <text:p>42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eite</text:p>
          </table:table-cell>
          <table:table-cell office:value-type="float" office:value="38.5" calcext:value-type="float">
            <text:p>38,5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Leite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Leite</text:p>
          </table:table-cell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Leite</text:p>
          </table:table-cell>
          <table:table-cell office:value-type="float" office:value="48" calcext:value-type="float">
            <text:p>48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it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Hortaliças</text:p>
          </table:table-cell>
          <table:table-cell office:value-type="float" office:value="168" calcext:value-type="float">
            <text:p>168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Leite</text:p>
          </table:table-cell>
          <table:table-cell office:value-type="float" office:value="45.5" calcext:value-type="float">
            <text:p>45,5</text:p>
          </table:table-cell>
          <table:table-cell table:number-columns-repeated="5"/>
        </table:table-row>
        <table:table-row table:style-name="ro2" table:number-rows-repeated="2">
          <table:table-cell table:number-columns-repeated="3"/>
          <table:table-cell table:style-name="ce11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3"/>
          <table:table-cell table:style-name="ce11"/>
          <table:table-cell table:number-columns-repeated="2"/>
          <table:table-cell table:style-name="Default"/>
          <table:table-cell/>
        </table:table-row>
        <calcext:conditional-formats>
          <calcext:conditional-format calcext:target-range-address="Maio.E1:Maio.E2 Maio.E4:Maio.E5 Maio.E7:Maio.E8 Maio.E10:Maio.E30 Maio.E32:Maio.E34 Maio.E36:Maio.E43 Maio.E45:Maio.E48 Maio.E51:Maio.E51 Maio.A1:Maio.D1 Maio.A61:Maio.E63 Maio.A2:Maio.C60 Maio.E53:Maio.E60">
            <calcext:condition calcext:apply-style-name="Sem nome1" calcext:value="=&quot;Leite&quot;" calcext:base-cell-address="Maio.A1"/>
            <calcext:condition calcext:apply-style-name="Sem nome2" calcext:value="=&quot;Queijo&quot;" calcext:base-cell-address="Maio.A1"/>
            <calcext:condition calcext:apply-style-name="Sem nome3" calcext:value="=&quot;Suínos&quot;" calcext:base-cell-address="Maio.A1"/>
            <calcext:condition calcext:apply-style-name="Sem nome4" calcext:value="=&quot;Doce de Leite&quot;" calcext:base-cell-address="Maio.A1"/>
            <calcext:condition calcext:apply-style-name="Sem nome5" calcext:value="=&quot;Ovos&quot;" calcext:base-cell-address="Maio.A1"/>
            <calcext:condition calcext:apply-style-name="Sem nome6" calcext:value="=&quot;Hortaliças&quot;" calcext:base-cell-address="Maio.A1"/>
          </calcext:conditional-format>
        </calcext:conditional-formats>
      </table:table>
      <table:table table:name="Junho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8" table:default-cell-style-name="ce12"/>
        <table:table-column table:style-name="co1" table:default-cell-style-name="ce12"/>
        <table:table-column table:style-name="co9" table:default-cell-style-name="ce12"/>
        <table:table-column table:style-name="co1" table:number-columns-repeated="3" table:default-cell-style-name="Default"/>
        <table:table-row table:style-name="ro1">
          <table:table-cell table:style-name="Default" table:number-columns-repeated="5"/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uínos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Default"/>
          <table:table-cell office:value-type="string" calcext:value-type="string">
            <text:p>Queijo</text:p>
          </table:table-cell>
          <table:table-cell table:style-name="ce3" table:formula="of:=SUMIF([.B:.B]; [.F2]; [.A:.A])" office:value-type="float" office:value="33" calcext:value-type="float">
            <text:p>33</text:p>
          </table:table-cell>
          <table:table-cell table:formula="of:=SUMIF([.B:.B]; [.F2]; [.C:.C])" office:value-type="float" office:value="660" calcext:value-type="float">
            <text:p>660</text:p>
          </table:table-cell>
        </table:table-row>
        <table:table-row table:style-name="ro2">
          <table:table-cell office:value-type="float" office:value="750" calcext:value-type="float">
            <text:p>750</text:p>
          </table:table-cell>
          <table:table-cell office:value-type="string" calcext:value-type="string">
            <text:p>Leite</text:p>
          </table:table-cell>
          <table:table-cell office:value-type="float" office:value="2700" calcext:value-type="float">
            <text:p>2700</text:p>
          </table:table-cell>
          <table:table-cell/>
          <table:table-cell table:style-name="Default"/>
          <table:table-cell office:value-type="string" calcext:value-type="string">
            <text:p>Leite</text:p>
          </table:table-cell>
          <table:table-cell table:style-name="ce3" table:formula="of:=SUMIF([.B:.B]; [.F3]; [.A:.A])" office:value-type="float" office:value="750" calcext:value-type="float">
            <text:p>750</text:p>
          </table:table-cell>
          <table:table-cell table:formula="of:=SUMIF([.B:.B]; [.F3]; [.C:.C])" office:value-type="float" office:value="2700" calcext:value-type="float">
            <text:p>270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Doce de Leite</text:p>
          </table:table-cell>
          <table:table-cell office:value-type="float" office:value="435" calcext:value-type="float">
            <text:p>435</text:p>
          </table:table-cell>
          <table:table-cell/>
          <table:table-cell table:style-name="Default"/>
          <table:table-cell office:value-type="string" calcext:value-type="string">
            <text:p>Doce de Leite</text:p>
          </table:table-cell>
          <table:table-cell table:style-name="ce3" table:formula="of:=SUMIF([.B:.B]; [.F4]; [.A:.A])" office:value-type="float" office:value="29" calcext:value-type="float">
            <text:p>29</text:p>
          </table:table-cell>
          <table:table-cell table:formula="of:=SUMIF([.B:.B]; [.F4]; [.C:.C])" office:value-type="float" office:value="435" calcext:value-type="float">
            <text:p>43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Queijo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Default"/>
          <table:table-cell office:value-type="string" calcext:value-type="string">
            <text:p>Ovos</text:p>
          </table:table-cell>
          <table:table-cell table:style-name="ce3" table:formula="of:=SUMIF([.B:.B]; [.F5]; [.A:.A])" office:value-type="float" office:value="20" calcext:value-type="float">
            <text:p>20</text:p>
          </table:table-cell>
          <table:table-cell table:formula="of:=SUMIF([.B:.B]; [.F5]; [.C:.C])" office:value-type="float" office:value="300" calcext:value-type="float">
            <text:p>300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Hortaliças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10"/>
          <table:table-cell office:value-type="string" calcext:value-type="string">
            <text:p>Suínos</text:p>
          </table:table-cell>
          <table:table-cell table:style-name="ce3" table:formula="of:=SUMIF([.B:.B]; [.F6]; [.A:.A])" office:value-type="float" office:value="4" calcext:value-type="float">
            <text:p>4</text:p>
          </table:table-cell>
          <table:table-cell table:formula="of:=SUMIF([.B:.B]; [.F6]; [.C:.C])"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Ovos</text:p>
          </table:table-cell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Hortaliças</text:p>
          </table:table-cell>
          <table:table-cell table:style-name="ce3" table:formula="of:=SUMIF([.B:.B]; [.F7]; [.A:.A])" office:value-type="float" office:value="49" calcext:value-type="float">
            <text:p>49</text:p>
          </table:table-cell>
          <table:table-cell table:formula="of:=SUMIF([.B:.B]; [.F7]; [.C:.C])" office:value-type="float" office:value="97" calcext:value-type="float">
            <text:p>97</text:p>
          </table:table-cell>
        </table:table-row>
        <table:table-row table:style-name="ro2" table:number-rows-repeated="34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Junho.A7:Junho.E42 Junho.A2:Junho.D42">
            <calcext:condition calcext:apply-style-name="Sem nome1" calcext:value="=&quot;Leite&quot;" calcext:base-cell-address="Junho.A2"/>
            <calcext:condition calcext:apply-style-name="Sem nome2" calcext:value="=&quot;Queijo&quot;" calcext:base-cell-address="Junho.A2"/>
            <calcext:condition calcext:apply-style-name="Sem nome3" calcext:value="=&quot;Suínos&quot;" calcext:base-cell-address="Junho.A2"/>
            <calcext:condition calcext:apply-style-name="Sem nome4" calcext:value="=&quot;Doce de Leite&quot;" calcext:base-cell-address="Junho.A2"/>
            <calcext:condition calcext:apply-style-name="Sem nome5" calcext:value="=&quot;Ovos&quot;" calcext:base-cell-address="Junho.A2"/>
            <calcext:condition calcext:apply-style-name="Sem nome6" calcext:value="=&quot;Hortaliças&quot;" calcext:base-cell-address="Junho.A2"/>
          </calcext:conditional-format>
        </calcext:conditional-formats>
      </table:table>
      <table:table table:name="Julho" table:style-name="ta1">
        <office:forms form:automatic-focus="false" form:apply-design-mode="false"/>
        <table:table-column table:style-name="co1" table:default-cell-style-name="ce14"/>
        <table:table-column table:style-name="co7" table:default-cell-style-name="ce14"/>
        <table:table-column table:style-name="co1" table:default-cell-style-name="ce14"/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Produto</text:p>
          </table:table-cell>
          <table:table-cell table:style-name="Default"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float" office:value="775" calcext:value-type="float">
            <text:p>775</text:p>
          </table:table-cell>
          <table:table-cell office:value-type="string" calcext:value-type="string">
            <text:p>Leite</text:p>
          </table:table-cell>
          <table:table-cell office:value-type="float" office:value="2306.5" calcext:value-type="float">
            <text:p>2306,5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formula="of:=SUMIF([.B:.B]; [.F2]; [.A:.A])" office:value-type="float" office:value="60" calcext:value-type="float">
            <text:p>60</text:p>
          </table:table-cell>
          <table:table-cell table:formula="of:=SUMIF([.B:.B]; [.F2]; [.C:.C])" office:value-type="float" office:value="1150" calcext:value-type="float">
            <text:p>1150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Ovos</text:p>
          </table:table-cell>
          <table:table-cell office:value-type="float" office:value="225" calcext:value-type="float">
            <text:p>225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formula="of:=SUMIF([.B:.B]; [.F3]; [.A:.A])" office:value-type="float" office:value="775" calcext:value-type="float">
            <text:p>775</text:p>
          </table:table-cell>
          <table:table-cell table:formula="of:=SUMIF([.B:.B]; [.F3]; [.C:.C])" office:value-type="float" office:value="2306.5" calcext:value-type="float">
            <text:p>2306,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oce de Leite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formula="of:=SUMIF([.B:.B]; [.F4]; [.A:.A])" office:value-type="float" office:value="9" calcext:value-type="float">
            <text:p>9</text:p>
          </table:table-cell>
          <table:table-cell table:formula="of:=SUMIF([.B:.B]; [.F4]; [.C:.C])" office:value-type="float" office:value="135" calcext:value-type="float">
            <text:p>135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Hortaliças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formula="of:=SUMIF([.B:.B]; [.F5]; [.A:.A])" office:value-type="float" office:value="15" calcext:value-type="float">
            <text:p>15</text:p>
          </table:table-cell>
          <table:table-cell table:formula="of:=SUMIF([.B:.B]; [.F5]; [.C:.C])" office:value-type="float" office:value="225" calcext:value-type="float">
            <text:p>225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Queijo</text:p>
          </table:table-cell>
          <table:table-cell office:value-type="float" office:value="1150" calcext:value-type="float">
            <text:p>1150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formula="of:=SUMIF([.B:.B]; [.F6]; [.A:.A])" office:value-type="float" office:value="0" calcext:value-type="float">
            <text:p>0</text:p>
          </table:table-cell>
          <table:table-cell table:formula="of:=SUMIF([.B:.B]; [.F6]; [.C:.C])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Hortaliças</text:p>
          </table:table-cell>
          <table:table-cell table:formula="of:=SUMIF([.B:.B]; [.F7]; [.A:.A])" office:value-type="float" office:value="52" calcext:value-type="float">
            <text:p>52</text:p>
          </table:table-cell>
          <table:table-cell table:formula="of:=SUMIF([.B:.B]; [.F7]; [.C:.C])" office:value-type="float" office:value="116" calcext:value-type="float">
            <text:p>116</text:p>
          </table:table-cell>
        </table:table-row>
        <calcext:conditional-formats>
          <calcext:conditional-format calcext:target-range-address="Julho.A2:Julho.C7">
            <calcext:condition calcext:apply-style-name="Sem nome1" calcext:value="=&quot;Leite&quot;" calcext:base-cell-address="Julho.A2"/>
            <calcext:condition calcext:apply-style-name="Sem nome2" calcext:value="=&quot;Queijo&quot;" calcext:base-cell-address="Julho.A2"/>
            <calcext:condition calcext:apply-style-name="Sem nome3" calcext:value="=&quot;Suínos&quot;" calcext:base-cell-address="Julho.A2"/>
            <calcext:condition calcext:apply-style-name="Sem nome4" calcext:value="=&quot;Doce de Leite&quot;" calcext:base-cell-address="Julho.A2"/>
            <calcext:condition calcext:apply-style-name="Sem nome5" calcext:value="=&quot;Ovos&quot;" calcext:base-cell-address="Julho.A2"/>
            <calcext:condition calcext:apply-style-name="Sem nome6" calcext:value="=&quot;Hortaliças&quot;" calcext:base-cell-address="Julho.A2"/>
          </calcext:conditional-format>
        </calcext:conditional-formats>
      </table:table>
      <table:table table:name="Agosto" table:style-name="ta1">
        <office:forms form:automatic-focus="false" form:apply-design-mode="false"/>
        <table:table-column table:style-name="co1" table:default-cell-style-name="ce15"/>
        <table:table-column table:style-name="co10" table:default-cell-style-name="ce15"/>
        <table:table-column table:style-name="co1" table:number-columns-repeated="2" table:default-cell-style-name="ce15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table:number-columns-repeated="4"/>
          <table:table-cell/>
          <table:table-cell office:value-type="string" calcext:value-type="string">
            <text:p>Produto</text:p>
          </table:table-cell>
          <table:table-cell table:style-name="Default"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2">
          <table:table-cell office:value-type="float" office:value="558" calcext:value-type="float">
            <text:p>558</text:p>
          </table:table-cell>
          <table:table-cell office:value-type="string" calcext:value-type="string">
            <text:p>Leite</text:p>
          </table:table-cell>
          <table:table-cell office:value-type="float" office:value="2231" calcext:value-type="float">
            <text:p>2231</text:p>
          </table:table-cell>
          <table:table-cell table:number-columns-repeated="2"/>
          <table:table-cell office:value-type="string" calcext:value-type="string">
            <text:p>Queijo</text:p>
          </table:table-cell>
          <table:table-cell table:formula="of:=SUMIF([.B:.B]; [.F2]; [.A:.A])" office:value-type="float" office:value="20" calcext:value-type="float">
            <text:p>20</text:p>
          </table:table-cell>
          <table:table-cell table:formula="of:=SUMIF([.B:.B]; [.F2]; [.C:.C])" office:value-type="float" office:value="1200" calcext:value-type="float">
            <text:p>120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Queijo</text:p>
          </table:table-cell>
          <table:table-cell office:value-type="float" office:value="1200" calcext:value-type="float">
            <text:p>1200</text:p>
          </table:table-cell>
          <table:table-cell table:number-columns-repeated="2"/>
          <table:table-cell office:value-type="string" calcext:value-type="string">
            <text:p>Leite</text:p>
          </table:table-cell>
          <table:table-cell table:formula="of:=SUMIF([.B:.B]; [.F3]; [.A:.A])" office:value-type="float" office:value="558" calcext:value-type="float">
            <text:p>558</text:p>
          </table:table-cell>
          <table:table-cell table:formula="of:=SUMIF([.B:.B]; [.F3]; [.C:.C])" office:value-type="float" office:value="2231" calcext:value-type="float">
            <text:p>2231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oce de Leite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Doce de Leite</text:p>
          </table:table-cell>
          <table:table-cell table:formula="of:=SUMIF([.B:.B]; [.F4]; [.A:.A])" office:value-type="float" office:value="12" calcext:value-type="float">
            <text:p>12</text:p>
          </table:table-cell>
          <table:table-cell table:formula="of:=SUMIF([.B:.B]; [.F4]; [.C:.C])" office:value-type="float" office:value="144" calcext:value-type="float">
            <text:p>14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Ovos</text:p>
          </table:table-cell>
          <table:table-cell office:value-type="float" office:value="525" calcext:value-type="float">
            <text:p>525</text:p>
          </table:table-cell>
          <table:table-cell table:number-columns-repeated="2"/>
          <table:table-cell office:value-type="string" calcext:value-type="string">
            <text:p>Ovos</text:p>
          </table:table-cell>
          <table:table-cell table:formula="of:=SUMIF([.B:.B]; [.F5]; [.A:.A])" office:value-type="float" office:value="35" calcext:value-type="float">
            <text:p>35</text:p>
          </table:table-cell>
          <table:table-cell table:formula="of:=SUMIF([.B:.B]; [.F5]; [.C:.C])" office:value-type="float" office:value="525" calcext:value-type="float">
            <text:p>525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Hortaliças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Suínos</text:p>
          </table:table-cell>
          <table:table-cell table:formula="of:=SUMIF([.B:.B]; [.F6]; [.A:.A])" office:value-type="float" office:value="0" calcext:value-type="float">
            <text:p>0</text:p>
          </table:table-cell>
          <table:table-cell table:formula="of:=SUMIF([.B:.B]; [.F6]; [.C:.C])" office:value-type="float" office:value="0" calcext:value-type="float">
            <text:p>0</text:p>
          </table:table-cell>
        </table:table-row>
        <table:table-row table:style-name="ro2">
          <table:table-cell table:number-columns-repeated="5"/>
          <table:table-cell office:value-type="string" calcext:value-type="string">
            <text:p>Hortaliças</text:p>
          </table:table-cell>
          <table:table-cell table:formula="of:=SUMIF([.B:.B]; [.F7]; [.A:.A])" office:value-type="float" office:value="65" calcext:value-type="float">
            <text:p>65</text:p>
          </table:table-cell>
          <table:table-cell table:formula="of:=SUMIF([.B:.B]; [.F7]; [.C:.C])" office:value-type="float" office:value="130" calcext:value-type="float">
            <text:p>130</text:p>
          </table:table-cell>
        </table:table-row>
        <calcext:conditional-formats>
          <calcext:conditional-format calcext:target-range-address="Agosto.A2:Agosto.D7">
            <calcext:condition calcext:apply-style-name="Sem nome1" calcext:value="=&quot;Leite&quot;" calcext:base-cell-address="Agosto.A2"/>
            <calcext:condition calcext:apply-style-name="Sem nome2" calcext:value="=&quot;Queijo&quot;" calcext:base-cell-address="Agosto.A2"/>
            <calcext:condition calcext:apply-style-name="Sem nome3" calcext:value="=&quot;Suínos&quot;" calcext:base-cell-address="Agosto.A2"/>
            <calcext:condition calcext:apply-style-name="Sem nome4" calcext:value="=&quot;Doce de Leite&quot;" calcext:base-cell-address="Agosto.A2"/>
            <calcext:condition calcext:apply-style-name="Sem nome5" calcext:value="=&quot;Ovos&quot;" calcext:base-cell-address="Agosto.A2"/>
            <calcext:condition calcext:apply-style-name="Sem nome6" calcext:value="=&quot;Hortaliças&quot;" calcext:base-cell-address="Agosto.A2"/>
          </calcext:conditional-format>
        </calcext:conditional-formats>
      </table:table>
      <table:table table:name="Setembro" table:style-name="ta1">
        <office:forms form:automatic-focus="false" form:apply-design-mode="false"/>
        <table:table-column table:style-name="co11" table:default-cell-style-name="ce16"/>
        <table:table-column table:style-name="co12" table:default-cell-style-name="ce16"/>
        <table:table-column table:style-name="co1" table:number-columns-repeated="3" table:default-cell-style-name="ce16"/>
        <table:table-row table:style-name="ro1">
          <table:table-cell table:style-name="Default" office:value-type="string" calcext:value-type="string">
            <text:p>Produto</text:p>
          </table:table-cell>
          <table:table-cell table:style-name="Default" office:value-type="string" calcext:value-type="string">
            <text:p>Quantidade</text:p>
          </table:table-cell>
          <table:table-cell table:style-name="Default" office:value-type="string" calcext:value-type="string">
            <text:p>Valor</text:p>
          </table:table-cell>
          <table:table-cell table:style-name="Default" table:number-columns-repeated="2"/>
        </table:table-row>
        <table:table-row table:style-name="ro2">
          <table:table-cell table:style-name="Default" office:value-type="string" calcext:value-type="string">
            <text:p>Queijo</text:p>
          </table:table-cell>
          <table:table-cell office:value-type="float" office:value="40" calcext:value-type="float">
            <text:p>40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Leite</text:p>
          </table:table-cell>
          <table:table-cell office:value-type="float" office:value="657" calcext:value-type="float">
            <text:p>657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Ovos</text:p>
          </table:table-cell>
          <table:table-cell office:value-type="float" office:value="23" calcext:value-type="float">
            <text:p>23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Suínos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 office:value-type="string" calcext:value-type="string">
            <text:p>Hortaliças</text:p>
          </table:table-cell>
          <table:table-cell office:value-type="float" office:value="32" calcext:value-type="float">
            <text:p>32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 table:number-rows-repeated="2">
          <table:table-cell table:style-name="Default"/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 table:number-rows-repeated="2">
          <table:table-cell table:number-columns-repeated="4"/>
          <table:table-cell table:style-name="Default"/>
        </table:table-row>
        <table:table-row table:style-name="ro2">
          <table:table-cell table:number-columns-repeated="5"/>
        </table:table-row>
        <table:table-row table:style-name="ro2">
          <table:table-cell table:number-columns-repeated="4"/>
          <table:table-cell table:style-name="Default"/>
        </table:table-row>
        <table:table-row table:style-name="ro2" table:number-rows-repeated="17">
          <table:table-cell table:number-columns-repeated="5"/>
        </table:table-row>
        <table:table-row table:style-name="ro2">
          <table:table-cell table:number-columns-repeated="4"/>
          <table:table-cell table:style-name="Default"/>
        </table:table-row>
        <table:table-row table:style-name="ro2" table:number-rows-repeated="7">
          <table:table-cell table:number-columns-repeated="5"/>
        </table:table-row>
        <table:table-row table:style-name="ro2">
          <table:table-cell table:number-columns-repeated="5"/>
        </table:table-row>
        <calcext:conditional-formats>
          <calcext:conditional-format calcext:target-range-address="Setembro.A34:Setembro.E41 Setembro.E14:Setembro.E14 Setembro.E2:Setembro.E11 Setembro.A11:Setembro.D33 Setembro.E16:Setembro.E32 Setembro.B9:Setembro.D10 Setembro.B2:Setembro.B8 Setembro.D2:Setembro.D8">
            <calcext:condition calcext:apply-style-name="Sem nome1" calcext:value="=&quot;Leite&quot;" calcext:base-cell-address="Setembro.A2"/>
            <calcext:condition calcext:apply-style-name="Sem nome2" calcext:value="=&quot;Queijo&quot;" calcext:base-cell-address="Setembro.A2"/>
            <calcext:condition calcext:apply-style-name="Sem nome3" calcext:value="=&quot;Suínos&quot;" calcext:base-cell-address="Setembro.A2"/>
            <calcext:condition calcext:apply-style-name="Sem nome4" calcext:value="=&quot;Doce de Leite&quot;" calcext:base-cell-address="Setembro.A2"/>
            <calcext:condition calcext:apply-style-name="Sem nome5" calcext:value="=&quot;Ovos&quot;" calcext:base-cell-address="Setembro.A2"/>
            <calcext:condition calcext:apply-style-name="Sem nome6" calcext:value="=&quot;Hortaliças&quot;" calcext:base-cell-address="Setembro.A2"/>
          </calcext:conditional-format>
        </calcext:conditional-formats>
      </table:table>
      <table:table table:name="Outubro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71" calcext:value-type="float">
            <text:p>71</text:p>
          </table:table-cell>
          <table:table-cell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Leite</text:p>
          </table:table-cell>
          <table:table-cell office:value-type="float" office:value="977" calcext:value-type="float">
            <text:p>977</text:p>
          </table:table-cell>
          <table:table-cell office:value-type="float" office:value="3908" calcext:value-type="float">
            <text:p>3908</text:p>
          </table:table-cell>
        </table:table-row>
        <table:table-row table:style-name="ro1">
          <table:table-cell office:value-type="string" calcext:value-type="string">
            <text:p>Doce de Leite</text:p>
          </table:table-cell>
          <table:table-cell office:value-type="float" office:value="22" calcext:value-type="float">
            <text:p>22</text:p>
          </table:table-cell>
          <table:table-cell table:style-name="ce3"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Ovos</text:p>
          </table:table-cell>
          <table:table-cell office:value-type="float" office:value="27" calcext:value-type="float">
            <text:p>27</text:p>
          </table:table-cell>
          <table:table-cell office:value-type="float" office:value="405" calcext:value-type="float">
            <text:p>405</text:p>
          </table:table-cell>
        </table:table-row>
        <table:table-row table:style-name="ro1">
          <table:table-cell office:value-type="string" calcext:value-type="string">
            <text:p>Suínos</text:p>
          </table:table-cell>
          <table:table-cell office:value-type="float" office:value="12" calcext:value-type="float">
            <text:p>12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string" calcext:value-type="string">
            <text:p>Hortaliças</text:p>
          </table:table-cell>
          <table:table-cell office:value-type="float" office:value="74" calcext:value-type="float">
            <text:p>74</text:p>
          </table:table-cell>
          <table:table-cell office:value-type="float" office:value="148" calcext:value-type="float">
            <text:p>148</text:p>
          </table:table-cell>
        </table:table-row>
      </table:table>
      <table:table table:name="Novembro" table:style-name="ta1">
        <office:forms form:automatic-focus="false" form:apply-design-mode="false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77" calcext:value-type="float">
            <text:p>77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office:value-type="string" calcext:value-type="string">
            <text:p>Leite</text:p>
          </table:table-cell>
          <table:table-cell office:value-type="float" office:value="754" calcext:value-type="float">
            <text:p>754</text:p>
          </table:table-cell>
          <table:table-cell office:value-type="float" office:value="3016" calcext:value-type="float">
            <text:p>3016</text:p>
          </table:table-cell>
        </table:table-row>
        <table:table-row table:style-name="ro1">
          <table:table-cell office:value-type="string" calcext:value-type="string">
            <text:p>Doce de Leite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Ovos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Suínos</text:p>
          </table:table-cell>
          <table:table-cell office:value-type="float" office:value="7" calcext:value-type="float">
            <text:p>7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string" calcext:value-type="string">
            <text:p>Hortaliças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</table:table-row>
      </table:table>
      <table:table table:name="Dezembro" table:style-name="ta1">
        <office:forms form:automatic-focus="false" form:apply-design-mode="false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duto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Valor</text:p>
          </table:table-cell>
        </table:table-row>
        <table:table-row table:style-name="ro1">
          <table:table-cell office:value-type="string" calcext:value-type="string">
            <text:p>Queijo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Leite</text:p>
          </table:table-cell>
          <table:table-cell office:value-type="float" office:value="734" calcext:value-type="float">
            <text:p>734</text:p>
          </table:table-cell>
          <table:table-cell/>
        </table:table-row>
        <table:table-row table:style-name="ro1">
          <table:table-cell office:value-type="string" calcext:value-type="string">
            <text:p>Doce de Leit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Ovo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uíno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ortaliças</text:p>
          </table:table-cell>
          <table:table-cell office:value-type="float" office:value="35" calcext:value-type="float">
            <text:p>3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_20_de_20_seta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DejaVu Sans" fo:font-family="'DejaVu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6">
      <number:text loext:blank-width-char="-"> </number:text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text>R$ </number:text>
      <number:number number:decimal-places="2" number:min-decimal-places="2" number:min-integer-digits="1" number:grouping="true"/>
    </number:number-style>
    <number:number-style style:name="N159P0" style:volatile="true">
      <number:number number:decimal-places="2" number:min-decimal-places="2" number:min-integer-digits="1" number:grouping="true"/>
      <number:text loext:blank-width-char=" "> </number:text>
    </number:number-style>
    <number:number-style style:name="N159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9P0"/>
    </number:number-style>
    <number:currency-style style:name="N163P0" style:volatile="true">
      <number:text>_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_-</number:text>
    </number:currency-style>
    <number:currency-style style:name="N163P2" style:volatile="true">
      <number:text>_-</number:text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-</number:text>
    </number:currency-style>
    <number:text-style style:name="N163">
      <number:text loext:blank-width-char="-"> </number:text>
      <number:text-content/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text>R$ </number:text>
      <number:number number:decimal-places="1" number:min-decimal-places="1" number:min-integer-digits="1" number:grouping="true"/>
    </number:number-style>
    <number:number-style style:name="N168P0" style:volatile="true">
      <number:text loext:blank-width-char="-"> 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1" style:volatile="true">
      <number:text>-R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8P2" style:volatile="true">
      <number:text loext:blank-width-char="-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8">
      <number:text loext:blank-width-char="-"> </number:text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">
      <number:number number:decimal-places="1" number:min-decimal-places="1" number:min-integer-digits="1" number:grouping="true"/>
    </number:number-style>
    <number:number-style style:name="N170">
      <number:number number:decimal-places="3" number:min-decimal-places="3" number:min-integer-digits="1" number:grouping="true"/>
    </number:number-style>
    <number:number-style style:name="N171">
      <number:number number:decimal-places="4" number:min-decimal-places="4" number:min-integer-digits="1" number:grouping="true"/>
    </number:number-style>
    <number:date-style style:name="N10114" number:language="pt" number:country="BR">
      <number:day/>
      <number:text>-</number:text>
      <number:month number:textual="true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m_20_nome1" style:display-name="Sem nome1" style:family="table-cell" style:parent-style-name="Default">
      <style:table-cell-properties fo:background-color="#f09e6f" style:diagonal-bl-tr="none" style:diagonal-tl-br="none"/>
    </style:style>
    <style:style style:name="Sem_20_nome2" style:display-name="Sem nome2" style:family="table-cell" style:parent-style-name="Default">
      <style:table-cell-properties fo:background-color="#ccf4c6"/>
    </style:style>
    <style:style style:name="Sem_20_nome3" style:display-name="Sem nome3" style:family="table-cell" style:parent-style-name="Default">
      <style:table-cell-properties fo:background-color="#e9b913"/>
    </style:style>
    <style:style style:name="Sem_20_nome4" style:display-name="Sem nome4" style:family="table-cell" style:parent-style-name="Default">
      <style:table-cell-properties fo:background-color="#dc85e9"/>
    </style:style>
    <style:style style:name="Sem_20_nome5" style:display-name="Sem nome5" style:family="table-cell" style:parent-style-name="Default">
      <style:table-cell-properties fo:background-color="#d36118"/>
    </style:style>
    <style:style style:name="Sem_20_nome6" style:display-name="Sem nome6" style:family="table-cell" style:parent-style-name="Default">
      <style:table-cell-properties fo:background-color="#43c330"/>
    </style:style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5:30:22.70618933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7T13:22:41.696271513</meta:creation-date>
    <dc:date>2025-06-07T15:45:02.001609059</dc:date>
    <meta:editing-duration>PT31M34S</meta:editing-duration>
    <meta:editing-cycles>5</meta:editing-cycles>
    <meta:generator>LibreOffice/24.8.7.2$Linux_X86_64 LibreOffice_project/480$Build-2</meta:generator>
    <meta:document-statistic meta:table-count="12" meta:cell-count="1050" meta:object-count="0"/>
  </office:meta>
</office:document-meta>
</file>